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492in"/>
        </style:tab-stops>
      </style:paragraph-properties>
      <style:text-properties style:font-name="Century Gothic1" fo:font-size="12pt" fo:language="en" fo:country="US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>
        <style:tab-stops/>
      </style:paragraph-properties>
      <style:text-properties style:font-name="Century Gothic1" fo:font-size="12pt" style:font-size-asian="12pt" style:font-size-complex="12pt"/>
    </style:style>
    <style:style style:name="P3" style:family="paragraph" style:parent-style-name="Standard">
      <style:paragraph-properties>
        <style:tab-stops>
          <style:tab-stop style:position="-0.1457in"/>
          <style:tab-stop style:position="0.2709in"/>
        </style:tab-stops>
      </style:paragraph-properties>
      <style:text-properties style:font-name="Century Gothic1"/>
    </style:style>
    <style:style style:name="P4" style:family="paragraph" style:parent-style-name="Standard">
      <style:paragraph-properties>
        <style:tab-stops/>
      </style:paragraph-properties>
      <style:text-properties style:font-name="Century Gothic" fo:font-size="11pt" fo:language="en" fo:country="US" style:font-size-asian="11pt"/>
    </style:style>
    <style:style style:name="P5" style:family="paragraph" style:parent-style-name="Standard">
      <style:paragraph-properties>
        <style:tab-stops>
          <style:tab-stop style:position="0.5492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6" style:family="paragraph" style:parent-style-name="WW-Body_20_Text_20_Indent_20_3">
      <style:text-properties style:font-name="Century Gothic1" fo:font-size="12pt" fo:font-weight="bold" style:font-size-asian="12pt" style:font-weight-asian="bold" style:font-size-complex="12pt"/>
    </style:style>
    <style:style style:name="P7" style:family="paragraph" style:parent-style-name="WW-Body_20_Text_20_Indent_20_3">
      <style:text-properties style:font-name="Century Gothic1" fo:font-size="12pt" style:font-size-asian="12pt" style:font-size-complex="12pt"/>
    </style:style>
    <style:style style:name="P8" style:family="paragraph" style:parent-style-name="Standard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  <style:text-properties style:font-name="Century Gothic" fo:font-size="12pt" fo:language="en" fo:country="US" style:font-size-asian="12pt" style:font-size-complex="12pt"/>
    </style:style>
    <style:style style:name="P9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Century Gothic1" fo:font-size="12pt" fo:language="en" fo:country="US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size="12pt" fo:language="en" fo:country="US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bold"/>
    </style:style>
    <style:style style:name="P12" style:family="paragraph" style:parent-style-name="Standard">
      <style:paragraph-properties fo:margin-left="0in" fo:margin-right="0in" fo:text-indent="0in" style:auto-text-indent="false">
        <style:tab-stops>
          <style:tab-stop style:position="0.5492in"/>
        </style:tab-stops>
      </style:paragraph-properties>
      <style:text-properties style:font-name="Century Gothic1" fo:font-weight="normal" style:font-weight-asian="normal" style:font-weight-complex="normal"/>
    </style:style>
    <style:style style:name="P13" style:family="paragraph" style:parent-style-name="Standard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weight="normal" style:font-weight-asian="normal" style:font-weight-complex="normal"/>
    </style:style>
    <style:style style:name="P14" style:family="paragraph" style:parent-style-name="Standard">
      <style:paragraph-properties fo:margin-left="0in" fo:margin-right="0in" fo:text-indent="0in" style:auto-text-indent="false">
        <style:tab-stops>
          <style:tab-stop style:position="0.2744in"/>
        </style:tab-stops>
      </style:paragraph-properties>
      <style:text-properties style:font-name="Century Gothic1"/>
    </style:style>
    <style:style style:name="P15" style:family="paragraph" style:parent-style-name="Standard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weight="bold" style:font-weight-asian="bold" style:font-weight-complex="bold"/>
    </style:style>
    <style:style style:name="P16" style:family="paragraph" style:parent-style-name="Standard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fo:font-weight="normal" style:font-weight-asian="normal" style:font-weight-complex="normal"/>
    </style:style>
    <style:style style:name="P17" style:family="paragraph" style:parent-style-name="Standard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  <style:text-properties style:font-name="Andale Mono" fo:font-size="12pt" fo:language="en" fo:country="US" style:font-size-asian="12pt" style:font-size-complex="12pt"/>
    </style:style>
    <style:style style:name="P18" style:family="paragraph" style:parent-style-name="Standard">
      <style:paragraph-properties fo:margin-left="0in" fo:margin-right="0in" fo:text-indent="0in" style:auto-text-indent="false">
        <style:tab-stops>
          <style:tab-stop style:position="0.5492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bold"/>
    </style:style>
    <style:style style:name="P21" style:family="paragraph" style:parent-style-name="Standard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</style:style>
    <style:style style:name="P22" style:family="paragraph" style:parent-style-name="Standard">
      <style:paragraph-properties fo:margin-left="0.0189in" fo:margin-right="0in" fo:text-indent="0in" style:auto-text-indent="false">
        <style:tab-stops>
          <style:tab-stop style:position="0.5492in"/>
        </style:tab-stops>
      </style:paragraph-properties>
      <style:text-properties style:font-name="Century Gothic1" fo:font-weight="normal" style:font-weight-asian="normal" style:font-weight-complex="normal"/>
    </style:style>
    <style:style style:name="P23" style:family="paragraph" style:parent-style-name="Standard">
      <style:paragraph-properties fo:margin-left="0.0189in" fo:margin-right="0in" fo:text-indent="0in" style:auto-text-indent="false">
        <style:tab-stops>
          <style:tab-stop style:position="0.5492in"/>
        </style:tab-stops>
      </style:paragraph-properties>
      <style:text-properties style:font-name="Century Gothic1" fo:font-size="12pt" fo:language="en" fo:country="US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.2937in" fo:margin-right="0in" fo:text-indent="0in" style:auto-text-indent="false">
        <style:tab-stops>
          <style:tab-stop style:position="0.2744in"/>
        </style:tab-stops>
      </style:paragraph-properties>
      <style:text-properties style:font-name="Century Gothic1"/>
    </style:style>
    <style:style style:name="P25" style:family="paragraph" style:parent-style-name="Standard">
      <style:paragraph-properties fo:margin-left="0.2937in" fo:margin-right="0in" fo:text-indent="0in" style:auto-text-indent="false">
        <style:tab-stops>
          <style:tab-stop style:position="0.2744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2937in" fo:margin-right="0in" fo:text-indent="0in" style:auto-text-indent="false">
        <style:tab-stops>
          <style:tab-stop style:position="0.2744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2602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/>
    </style:style>
    <style:style style:name="P28" style:family="paragraph" style:parent-style-name="Standard">
      <style:paragraph-properties fo:margin-left="0.2602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0189in" fo:margin-right="0in" fo:text-indent="0.2654in" style:auto-text-indent="false">
        <style:tab-stops>
          <style:tab-stop style:position="0.5492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3028in" fo:margin-right="0in" fo:text-indent="0in" style:auto-text-indent="false">
        <style:tab-stops>
          <style:tab-stop style:position="0.2744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2811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size="12pt" fo:language="en" fo:country="US" fo:font-weight="bol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0.2917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2917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25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bold"/>
    </style:style>
    <style:style style:name="P35" style:family="paragraph" style:parent-style-name="Standard">
      <style:paragraph-properties fo:margin-left="0.25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</style:style>
    <style:style style:name="P36" style:family="paragraph" style:parent-style-name="Standard" style:list-style-name="WW8Num15">
      <style:text-properties style:font-name="Century Gothic1" fo:font-size="12pt" fo:language="en" fo:country="US" style:font-size-asian="12pt" style:font-size-complex="12pt"/>
    </style:style>
    <style:style style:name="P37" style:family="paragraph" style:parent-style-name="Standard" style:list-style-name="WW8Num8">
      <style:text-properties style:font-name="Century Gothic1" fo:font-size="12pt" fo:language="en" fo:country="US" style:font-size-asian="12pt" style:font-size-complex="12pt"/>
    </style:style>
    <style:style style:name="P38" style:family="paragraph" style:parent-style-name="Standard" style:list-style-name="L5">
      <style:paragraph-properties>
        <style:tab-stops>
          <style:tab-stop style:position="0.5492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39" style:family="paragraph" style:parent-style-name="Standard" style:list-style-name="L5">
      <style:paragraph-properties>
        <style:tab-stops>
          <style:tab-stop style:position="0.5492in"/>
        </style:tab-stops>
      </style:paragraph-properties>
      <style:text-properties style:font-name="Century Gothic1" fo:font-weight="normal" style:font-weight-asian="normal" style:font-weight-complex="normal"/>
    </style:style>
    <style:style style:name="P40" style:family="paragraph" style:parent-style-name="Standard" style:list-style-name="L5">
      <style:paragraph-properties>
        <style:tab-stops>
          <style:tab-stop style:position="0.5492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41" style:family="paragraph" style:parent-style-name="Standard" style:list-style-name="L7">
      <style:paragraph-properties>
        <style:tab-stops>
          <style:tab-stop style:position="-0.1457in"/>
          <style:tab-stop style:position="0.2709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bold"/>
    </style:style>
    <style:style style:name="P42" style:family="paragraph" style:parent-style-name="Standard" style:list-style-name="L6">
      <style:paragraph-properties>
        <style:tab-stops>
          <style:tab-stop style:position="-0.1457in"/>
          <style:tab-stop style:position="0.2709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bold"/>
    </style:style>
    <style:style style:name="P43" style:family="paragraph" style:parent-style-name="Standard" style:list-style-name="L6">
      <style:paragraph-properties>
        <style:tab-stops>
          <style:tab-stop style:position="-0.1457in"/>
          <style:tab-stop style:position="0.2709in"/>
        </style:tab-stops>
      </style:paragraph-properties>
      <style:text-properties style:font-name="Andale Mono"/>
    </style:style>
    <style:style style:name="P44" style:family="paragraph" style:parent-style-name="Standard" style:list-style-name="L5">
      <style:paragraph-properties>
        <style:tab-stops>
          <style:tab-stop style:position="0.5492in"/>
        </style:tab-stops>
      </style:paragraph-properties>
    </style:style>
    <style:style style:name="P45" style:family="paragraph" style:parent-style-name="Standard" style:list-style-name="L6">
      <style:paragraph-properties>
        <style:tab-stops>
          <style:tab-stop style:position="-0.1457in"/>
          <style:tab-stop style:position="0.2709in"/>
        </style:tab-stops>
      </style:paragraph-properties>
    </style:style>
    <style:style style:name="P46" style:family="paragraph" style:parent-style-name="Standard" style:list-style-name="WW8Num28">
      <style:text-properties style:font-name="Century Gothic" fo:language="en" fo:country="US"/>
    </style:style>
    <style:style style:name="P47" style:family="paragraph" style:parent-style-name="Standard" style:list-style-name="L2">
      <style:paragraph-properties fo:margin-left="0.0189in" fo:margin-right="0in" fo:text-indent="0.2654in" style:auto-text-indent="false">
        <style:tab-stops>
          <style:tab-stop style:position="0.5307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48" style:family="paragraph" style:parent-style-name="Standard" style:list-style-name="L2">
      <style:paragraph-properties fo:margin-left="0.0189in" fo:margin-right="0in" fo:text-indent="0.2654in" style:auto-text-indent="false">
        <style:tab-stops>
          <style:tab-stop style:position="0.5492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49" style:family="paragraph" style:parent-style-name="Standard" style:list-style-name="L2">
      <style:paragraph-properties fo:margin-left="0.0189in" fo:margin-right="0in" fo:text-indent="0.2654in" style:auto-text-indent="false">
        <style:tab-stops>
          <style:tab-stop style:position="0.5492in"/>
        </style:tab-stops>
      </style:paragraph-properties>
      <style:text-properties style:font-name="Century Gothic1" fo:font-weight="normal" style:font-weight-asian="normal" style:font-weight-complex="normal"/>
    </style:style>
    <style:style style:name="P50" style:family="paragraph" style:parent-style-name="Standard" style:list-style-name="L2">
      <style:paragraph-properties fo:margin-left="0.0189in" fo:margin-right="0in" fo:text-indent="0.2654in" style:auto-text-indent="false">
        <style:tab-stops>
          <style:tab-stop style:position="0.5492in"/>
        </style:tab-stops>
      </style:paragraph-properties>
      <style:text-properties style:font-name="Century Gothic1"/>
    </style:style>
    <style:style style:name="P51" style:family="paragraph" style:parent-style-name="Standard" style:list-style-name="L3">
      <style:paragraph-properties fo:margin-left="0.2937in" fo:margin-right="0in" fo:text-indent="0in" style:auto-text-indent="false">
        <style:tab-stops>
          <style:tab-stop style:position="0.5492in"/>
        </style:tab-stops>
      </style:paragraph-properties>
      <style:text-properties style:font-name="Century Gothic1"/>
    </style:style>
    <style:style style:name="P52" style:family="paragraph" style:parent-style-name="Standard" style:list-style-name="L3">
      <style:paragraph-properties fo:margin-left="0.2937in" fo:margin-right="0in" fo:text-indent="0in" style:auto-text-indent="false">
        <style:tab-stops>
          <style:tab-stop style:position="0.5492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53" style:family="paragraph" style:parent-style-name="Standard" style:list-style-name="L3">
      <style:paragraph-properties fo:margin-left="0.2937in" fo:margin-right="0in" fo:text-indent="0in" style:auto-text-indent="false">
        <style:tab-stops>
          <style:tab-stop style:position="0.5492in"/>
        </style:tab-stops>
      </style:paragraph-properties>
      <style:text-properties style:font-name="Century Gothic1" fo:font-weight="normal" style:font-weight-asian="normal" style:font-weight-complex="normal"/>
    </style:style>
    <style:style style:name="P54" style:family="paragraph" style:parent-style-name="Standard" style:list-style-name="L3">
      <style:paragraph-properties fo:margin-left="0.2937in" fo:margin-right="0in" fo:text-indent="0in" style:auto-text-indent="false">
        <style:tab-stops>
          <style:tab-stop style:position="0.2744in"/>
        </style:tab-stops>
      </style:paragraph-properties>
      <style:text-properties style:font-name="Century Gothic1"/>
    </style:style>
    <style:style style:name="P55" style:family="paragraph" style:parent-style-name="Standard" style:list-style-name="L4">
      <style:paragraph-properties fo:margin-left="0.2937in" fo:margin-right="0in" fo:text-indent="0in" style:auto-text-indent="false">
        <style:tab-stops>
          <style:tab-stop style:position="0.2744in"/>
        </style:tab-stops>
      </style:paragraph-properties>
      <style:text-properties style:font-name="Century Gothic1"/>
    </style:style>
    <style:style style:name="P56" style:family="paragraph" style:parent-style-name="Standard" style:list-style-name="L6">
      <style:paragraph-properties fo:margin-left="0.2602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57" style:family="paragraph" style:parent-style-name="Standard" style:list-style-name="L6">
      <style:paragraph-properties fo:margin-left="0.2602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/>
    </style:style>
    <style:style style:name="P58" style:family="paragraph" style:parent-style-name="Standard" style:list-style-name="L6">
      <style:paragraph-properties fo:margin-left="0.2602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</style:style>
    <style:style style:name="P59" style:family="paragraph" style:parent-style-name="Standard" style:list-style-name="L6">
      <style:paragraph-properties fo:margin-left="0.25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</style:style>
    <style:style style:name="P60" style:family="paragraph" style:parent-style-name="Standard" style:list-style-name="L7">
      <style:paragraph-properties fo:margin-left="0.25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</style:style>
    <style:style style:name="P61" style:family="paragraph" style:parent-style-name="Standard" style:list-style-name="L7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size="12pt" style:font-size-asian="12pt" style:font-size-complex="12pt"/>
    </style:style>
    <style:style style:name="P62" style:family="paragraph" style:parent-style-name="Standard" style:list-style-name="WW8Num28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  <style:text-properties style:font-name="Century Gothic1" fo:font-size="12pt" fo:language="en" fo:country="US" style:font-size-asian="12pt" style:font-size-complex="12pt"/>
    </style:style>
    <style:style style:name="P63" style:family="paragraph" style:parent-style-name="Standard" style:list-style-name="WW8Num28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  <style:text-properties style:font-name="Century Gothic" fo:language="en" fo:country="US"/>
    </style:style>
    <style:style style:name="P64" style:family="paragraph" style:parent-style-name="Standard" style:list-style-name="WW8Num28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  <style:text-properties style:font-name="Century Gothic" fo:font-size="12pt" fo:language="en" fo:country="US" style:font-size-asian="12pt" style:font-size-complex="12pt"/>
    </style:style>
    <style:style style:name="P65" style:family="paragraph" style:parent-style-name="Standard" style:list-style-name="WW8Num28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  <style:text-properties style:font-name="Andale Mono" fo:font-size="12pt" fo:language="en" fo:country="US" style:font-size-asian="12pt" style:font-size-complex="12pt"/>
    </style:style>
    <style:style style:name="P66" style:family="paragraph" style:parent-style-name="Standard" style:list-style-name="L7">
      <style:paragraph-properties fo:margin-left="0.5in" fo:margin-right="0in" fo:text-indent="-0.25in" style:auto-text-indent="false">
        <style:tab-stops>
          <style:tab-stop style:position="-0.1457in"/>
          <style:tab-stop style:position="0.2709in"/>
        </style:tab-stops>
      </style:paragraph-properties>
    </style:style>
    <style:style style:name="P67" style:family="paragraph" style:parent-style-name="Standard" style:list-style-name="L8">
      <style:paragraph-properties fo:margin-left="0.2811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</style:style>
    <style:style style:name="P68" style:family="paragraph" style:parent-style-name="Standard" style:list-style-name="L8">
      <style:paragraph-properties fo:margin-left="0.2811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69" style:family="paragraph" style:parent-style-name="Standard" style:list-style-name="L9">
      <style:paragraph-properties fo:margin-left="0.2917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fo:font-weight="normal" style:font-weight-asian="normal" style:font-weight-complex="normal"/>
    </style:style>
    <style:style style:name="P70" style:family="paragraph" style:parent-style-name="Standard" style:list-style-name="L10">
      <style:paragraph-properties fo:margin-left="0.2917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fo:font-weight="normal" style:font-weight-asian="normal" style:font-weight-complex="normal"/>
    </style:style>
    <style:style style:name="P71" style:family="paragraph" style:parent-style-name="Standard" style:list-style-name="L9">
      <style:paragraph-properties fo:margin-left="0.2917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72" style:family="paragraph" style:parent-style-name="Standard" style:list-style-name="L9">
      <style:paragraph-properties fo:margin-left="0.2917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73" style:family="paragraph" style:parent-style-name="WW-Body_20_Text_20_Indent_20_3" style:list-style-name="L1">
      <style:text-properties style:font-name="Century Gothic1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Andale Mono"/>
    </style:style>
    <style:style style:name="T2" style:family="text">
      <style:text-properties style:font-name="Andale Mono" fo:font-size="12pt" fo:language="en" fo:country="US" style:font-size-asian="12pt" style:font-size-complex="12pt"/>
    </style:style>
    <style:style style:name="T3" style:family="text">
      <style:text-properties style:font-name="Andale Mono" fo:font-size="12pt" fo:language="en" fo:country="US" style:font-size-asian="12pt" style:font-size-complex="12pt" style:font-weight-complex="bold"/>
    </style:style>
    <style:style style:name="T4" style:family="text"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T5" style:family="text">
      <style:text-properties style:font-name="Andale Mono" fo:font-size="12pt" fo:language="en" fo:country="US" fo:font-weight="normal" style:font-size-asian="12pt" style:font-weight-asian="normal" style:font-size-complex="12pt" style:font-weight-complex="bold"/>
    </style:style>
    <style:style style:name="T6" style:family="text">
      <style:text-properties style:font-name="Andale Mono" fo:font-weight="normal" style:font-weight-asian="normal" style:font-weight-complex="normal"/>
    </style:style>
    <style:style style:name="T7" style:family="text">
      <style:text-properties style:font-name="Andale Mono" style:font-weight-complex="normal"/>
    </style:style>
    <style:style style:name="T8" style:family="text">
      <style:text-properties style:font-name="Century Gothic1"/>
    </style:style>
    <style:style style:name="T9" style:family="text">
      <style:text-properties style:font-name="Century Gothic1" fo:font-size="12pt" fo:language="en" fo:country="US" fo:font-weight="bold" style:font-size-asian="12pt" style:font-weight-asian="bold" style:font-size-complex="12pt" style:font-weight-complex="bold"/>
    </style:style>
    <style:style style:name="T10" style:family="text">
      <style:text-properties style:font-name="Century Gothic1" fo:font-size="12pt" fo:language="en" fo:country="US" style:font-size-asian="12pt" style:font-size-complex="12pt"/>
    </style:style>
    <style:style style:name="T11" style:family="text"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T12" style:family="text">
      <style:text-properties style:font-name="Century Gothic1" fo:font-size="12pt" fo:language="en" fo:country="US" fo:font-weight="normal" style:font-size-asian="12pt" style:font-weight-asian="normal" style:font-size-complex="12pt" style:font-weight-complex="bold"/>
    </style:style>
    <style:style style:name="T13" style:family="text">
      <style:text-properties style:font-name="Century Gothic1" fo:font-weight="bold" style:font-weight-asian="bold"/>
    </style:style>
    <style:style style:name="T14" style:family="text">
      <style:text-properties style:font-name="Century Gothic1" fo:font-weight="normal" style:font-weight-asian="normal" style:font-weight-complex="normal"/>
    </style:style>
    <style:style style:name="T15" style:family="text">
      <style:text-properties fo:font-size="12pt" fo:language="en" fo:country="US" style:font-size-asian="12pt" style:font-size-complex="12pt"/>
    </style:style>
    <style:style style:name="T16" style:family="text">
      <style:text-properties fo:font-size="12pt" fo:language="en" fo:country="US" style:font-size-asian="12pt" style:font-size-complex="12pt" style:font-weight-complex="bold"/>
    </style:style>
    <style:style style:name="T17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18" style:family="text">
      <style:text-properties fo:font-size="12pt" fo:language="en" fo:country="US" fo:font-weight="bold" style:font-size-asian="12pt" style:font-weight-asian="normal" style:font-size-complex="12pt" style:font-weight-complex="normal"/>
    </style:style>
    <style:style style:name="T19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20" style:family="text">
      <style:text-properties fo:font-size="12pt" fo:language="en" fo:country="US" fo:font-weight="normal" style:font-size-asian="12pt" style:font-weight-asian="normal" style:font-size-complex="12pt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weight-complex="normal"/>
    </style:style>
    <style:style style:name="T23" style:family="text"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T2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ubject :</text:p>
      <text:list xml:id="list1313067153" text:style-name="L1">
        <text:list-item>
          <text:list>
            <text:list-item>
              <text:p text:style-name="P73">Anatomi Aplikasi Java</text:p>
            </text:list-item>
            <text:list-item>
              <text:p text:style-name="P73">Classpath</text:p>
            </text:list-item>
          </text:list>
        </text:list-item>
      </text:list>
      <text:p text:style-name="P7"/>
      <text:p text:style-name="P6">Objective :</text:p>
      <text:p text:style-name="P7"/>
      <text:list xml:id="list1213685635" text:style-name="WW8Num15">
        <text:list-item>
          <text:p text:style-name="P36">Memahami Anatomi Aplikasi Java :</text:p>
          <text:p text:style-name="P36">- Komentar pada code Java</text:p>
          <text:p text:style-name="P36">- Pendeﬁnisian Sebuah Class</text:p>
          <text:p text:style-name="P36">- Metoda main</text:p>
          <text:p text:style-name="P36">- Penggunaan class dan objek</text:p>
        </text:list-item>
      </text:list>
      <text:list xml:id="list89024398" text:style-name="WW8Num8">
        <text:list-item>
          <text:p text:style-name="P37">Memahami Classpath</text:p>
        </text:list-item>
      </text:list>
      <text:p text:style-name="P4"/>
      <text:p text:style-name="P2"><text:span text:style-name="T21">Tugas praktikum :</text:span><text:line-break/></text:p>
      <text:p text:style-name="P9">Praktikum Anatomi Aplikasi Java.</text:p>
      <text:p text:style-name="P9"/>
      <text:p text:style-name="P9">Deklarasi Class</text:p>
      <text:p text:style-name="P9"><text:tab/>Cara Pertama :</text:p>
      <text:p text:style-name="P9"/>
      <text:list xml:id="list673189039" text:style-name="L2">
        <text:list-item>
          <text:list>
            <text:list-item>
              <text:p text:style-name="P47">Buatlah file Latihan.java</text:p>
            </text:list-item>
            <text:list-item>
              <text:p text:style-name="P48">Edit file Latihan.java dengan sintaks seperti berikut :</text:p>
              <text:p text:style-name="P49"><text:span text:style-name="T15"><text:line-break/> <text:tab/></text:span><text:span text:style-name="T2">public class Latihan { }</text:span></text:p>
              <text:p text:style-name="P48"/>
            </text:list-item>
            <text:list-item>
              <text:p text:style-name="P50"><text:span text:style-name="T19">Compile Latihan.java menggunakan java compiler (javac)<text:line-break/></text:span><text:span text:style-name="T4"><text:line-break/><text:tab/>$ javac Latihan.java </text:span><text:span text:style-name="T19"><text:line-break/> </text:span></text:p>
            </text:list-item>
            <text:list-item>
              <text:p text:style-name="P49"><text:span text:style-name="T15">Setelah proses kompilasi berhasil, lihat isi folder dengan menggunakan <text:tab/>perintah </text:span><text:span text:style-name="T2">dir</text:span><text:span text:style-name="T15"> (windows) atau </text:span><text:span text:style-name="T2">ls</text:span><text:span text:style-name="T15"> (*nix). Terlihat bahwa class Latihan<text:tab/>dibuatkan satu buah file .class, dan nama dari file .class-nya sama persis <text:tab/>dengan nama class-nya. </text:span></text:p>
            </text:list-item>
          </text:list>
        </text:list-item>
      </text:list>
      <text:p text:style-name="P29"/>
      <text:p text:style-name="P22"><text:span text:style-name="T15"><text:tab/></text:span><text:span text:style-name="T17">Cara Kedua :</text:span></text:p>
      <text:p text:style-name="P23"/>
      <text:list xml:id="list1887840909" text:style-name="L3">
        <text:list-item>
          <text:p text:style-name="P51"><text:span text:style-name="T18"><text:s/></text:span><text:span text:style-name="T19">Buatlah file Latihan.java</text:span></text:p>
        </text:list-item>
        <text:list-item>
          <text:p text:style-name="P52"><text:s/>Edit file Latihan dengan sintaks seperti berikut :</text:p>
          <text:p text:style-name="P53"><text:span text:style-name="T15"><text:line-break/> <text:s text:c="4"/></text:span><text:span text:style-name="T2">public class Latihan{} </text:span></text:p>
        </text:list-item>
      </text:list>
      <text:p text:style-name="P18"><text:tab/>class Latihan2{} </text:p>
      <text:p text:style-name="P18"><text:tab/>class Latihan3{} </text:p>
      <text:p text:style-name="P12"><text:span text:style-name="T2"><text:tab/>class Latihan4{}<text:line-break/><text:tab/>class Latihan5{}</text:span><text:span text:style-name="T15"><text:line-break/></text:span></text:p>
      <text:list xml:id="list1339238458" text:continue-numbering="true" text:style-name="L3">
        <text:list-item>
          <text:p text:style-name="P54"><text:span text:style-name="T19">Compile Latihan.java menggunakan java compiler (javac)<text:line-break/><text:line-break/> <text:tab/> </text:span><text:span text:style-name="T4">$ javac Latihan.java </text:span></text:p>
        </text:list-item>
      </text:list>
      <text:p text:style-name="P26"><text:soft-page-break/></text:p>
      <text:list xml:id="list702365518" text:style-name="L4">
        <text:list-item>
          <text:p text:style-name="P55"><text:span text:style-name="T19">Setelah proses kompilasi berhasil, lihat isi folder dengan menggunakan <text:tab/>perintah </text:span><text:span text:style-name="T4">dir</text:span><text:span text:style-name="T19"> (windows) atau </text:span><text:span text:style-name="T4">ls</text:span><text:span text:style-name="T19"> (*nix). Terlihat bahwa setiap class dibuatkan <text:tab/>satu buah file .class, dan nama dari file .class- nya sama persis dengan <text:tab/>nama class-nya. seperti di bawah ini :</text:span></text:p>
        </text:list-item>
      </text:list>
      <text:p text:style-name="P25"/>
      <text:p text:style-name="P24"><text:span text:style-name="T19"><text:tab/></text:span><text:span text:style-name="T4">Latihan.class</text:span><text:span text:style-name="T4"> </text:span></text:p>
      <text:p text:style-name="P26"><text:tab/>Latihan2.class </text:p>
      <text:p text:style-name="P26"><text:tab/>Latihan3.class </text:p>
      <text:p text:style-name="P26"><text:tab/>Latihan4.class<text:line-break/><text:tab/>Latihan<text:span text:style-name="T1">5</text:span>.class<text:line-break/></text:p>
      <text:p text:style-name="P14"><text:span text:style-name="T19"><text:tab/><text:tab/></text:span><text:span text:style-name="T17">Cara Ketiga :</text:span></text:p>
      <text:p text:style-name="P30"/>
      <text:list xml:id="list167750454" text:style-name="L5">
        <text:list-item>
          <text:p text:style-name="P38">Buatlah file Latihan.java</text:p>
        </text:list-item>
        <text:list-item>
          <text:p text:style-name="P39"><text:span text:style-name="T15">Edit file Latihan dengan sintaks seperti berikut :<text:line-break/><text:line-break/></text:span><text:span text:style-name="T2">public class Latihan{</text:span></text:p>
          <text:list>
            <text:list-item>
              <text:list>
                <text:list-header>
                  <text:p text:style-name="P40">private static class Latihan2{} <text:line-break/>private class Latihan3{} </text:p>
                  <text:p text:style-name="P40">class Latihan4{}</text:p>
                </text:list-header>
              </text:list>
            </text:list-item>
          </text:list>
          <text:p text:style-name="P40">} </text:p>
          <text:p text:style-name="P40"/>
        </text:list-item>
        <text:list-item>
          <text:p text:style-name="P39">Compile Latihan.java menggunakan java compiler (javac)<text:line-break/><text:span text:style-name="T15"><text:line-break/></text:span><text:span text:style-name="T2">$ javac Latihan.java <text:line-break/></text:span></text:p>
        </text:list-item>
        <text:list-item>
          <text:p text:style-name="P44"><text:span text:style-name="T11">Setelah proses kompilasi berhasil, lihat isi folder dengan menggunakan perintah dir (windows) atau ls (*nix). Terlihat bahwa setiap class dibuatkan satu buah file .class, nama file .class untuk inner class diawali dengan nama class di mana inner class berada kemudian ada tanda $ dan diakhiri dengan nama inner class-nya. seperti di bawah ini :<text:line-break/><text:line-break/></text:span><text:span text:style-name="T4">Latihan.class </text:span></text:p>
          <text:p text:style-name="P40">Latihan$Latihan2.class </text:p>
          <text:p text:style-name="P40">Latihan$Latihan3.class </text:p>
          <text:p text:style-name="P40">Latihan$Latihan4.class </text:p>
        </text:list-item>
      </text:list>
      <text:p text:style-name="P5"/>
      <text:p text:style-name="P1"><text:tab/>Cara keempat :<text:line-break/></text:p>
      <text:list xml:id="list469855447" text:style-name="L6">
        <text:list-item>
          <text:p text:style-name="P56">Buatlah file Latihan.java</text:p>
        </text:list-item>
        <text:list-item>
          <text:p text:style-name="P58"><text:span text:style-name="T11">Edit file Latihan dengan sintaks seperti berikut :<text:line-break/><text:tab/></text:span><text:span text:style-name="T4">public class Latihan{ </text:span></text:p>
        </text:list-item>
      </text:list>
      <text:p text:style-name="P19"><text:tab/><text:tab/><text:tab/>private Runnable thread = new Runnable(){ </text:p>
      <text:p text:style-name="P28"><text:span text:style-name="T1"><text:tab/><text:tab/><text:tab/>public void r</text:span>un(){ </text:p>
      <text:p text:style-name="P28"><text:tab/><text:tab/><text:tab/><text:tab/>System.out.println("HelloWorld from Thread"); </text:p>
      <text:p text:style-name="P28"><text:tab/><text:tab/><text:tab/>} </text:p>
      <text:p text:style-name="P28"><text:tab/><text:tab/> <text:s/>}; </text:p>
      <text:p text:style-name="P27"><text:span text:style-name="T4"><text:tab/>} </text:span><text:span text:style-name="T19"><text:line-break/></text:span><text:soft-page-break/></text:p>
      <text:list xml:id="list1460880214" text:continue-numbering="true" text:style-name="L6">
        <text:list-item>
          <text:p text:style-name="P57"><text:span text:style-name="T19">Compile Latihan.java menggunakan java compiler (javac)<text:line-break/></text:span><text:span text:style-name="T4"><text:line-break/><text:tab/><text:tab/>$ javac Latihan.java </text:span><text:span text:style-name="T19"><text:line-break/></text:span></text:p>
        </text:list-item>
        <text:list-item>
          <text:p text:style-name="P59"><text:span text:style-name="T8">setelah kompilasi berhasil lihat isi dari direktori, akan ada dua buah file <text:tab/>class yaitu </text:span><text:span text:style-name="T11">Latihan</text:span><text:span text:style-name="T8">.class dan </text:span><text:span text:style-name="T11">Latihan</text:span><text:span text:style-name="T8">$1.class, nah class yang terakhir <text:tab/>inilah anonymous inner class. Kalau ada dua inner class atau lebih, <text:tab/>penamaanya menjadi </text:span><text:span text:style-name="T11">Latihan</text:span><text:span text:style-name="T8">$2.class, </text:span><text:span text:style-name="T11">Latihan</text:span><text:span text:style-name="T8">$3.class dan seterusnya. </text:span></text:p>
        </text:list-item>
      </text:list>
      <text:p text:style-name="P27"/>
      <text:p text:style-name="P15">Deklarasi Interface</text:p>
      <text:list xml:id="list1876431969" text:style-name="L7">
        <text:list-item>
          <text:list>
            <text:list-item>
              <text:list>
                <text:list-item>
                  <text:list>
                    <text:list-header>
                      <text:p text:style-name="P61"/>
                    </text:list-header>
                    <text:list-item>
                      <text:p text:style-name="P66"><text:span text:style-name="T12">Membuat class LatihanDaoImpl yang mengimplementasikan interface </text:span><text:span text:style-name="T11">Latihan</text:span><text:span text:style-name="T12">Dao, di dalam interface </text:span><text:span text:style-name="T11">Latihan</text:span><text:span text:style-name="T12">Dao ada tiga buah method: save, delete dan getById , sehingga class </text:span><text:span text:style-name="T11">Latihan</text:span><text:span text:style-name="T12">DaoImpl harus mengimplementasikan ketiga method ini. <text:line-break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><text:span text:style-name="T20"><text:tab/><text:tab/></text:span><text:span text:style-name="T5">public class </text:span><text:span text:style-name="T4">Latihan</text:span><text:span text:style-name="T5">{ </text:span></text:p>
      <text:list xml:id="list1868828906" text:continue-numbering="true" text:style-name="L7">
        <text:list-item>
          <text:list>
            <text:list-item>
              <text:list>
                <text:list-item>
                  <text:list>
                    <text:list-header>
                      <text:p text:style-name="P41">private Long id; </text:p>
                      <text:p text:style-name="P41">private String nama; </text:p>
                      <text:p text:style-name="P41">public String getNama(){ </text:p>
                      <text:list>
                        <text:list-header>
                          <text:p text:style-name="P41">return nama; </text:p>
                        </text:list-header>
                      </text:list>
                      <text:p text:style-name="P41">} </text:p>
                      <text:p text:style-name="P41">public void setNama(String nm){ </text:p>
                      <text:list text:continue-numbering="true">
                        <text:list-header>
                          <text:p text:style-name="P41">nama = nm; </text:p>
                        </text:list-header>
                      </text:list>
                      <text:p text:style-name="P41">} </text:p>
                      <text:p text:style-name="P41">public Long getId(){ </text:p>
                      <text:list text:continue-numbering="true">
                        <text:list-header>
                          <text:p text:style-name="P41">return id; </text:p>
                        </text:list-header>
                      </text:list>
                      <text:p text:style-name="P41">} </text:p>
                      <text:p text:style-name="P41">public void setId(Long i){ </text:p>
                      <text:list text:continue-numbering="true">
                        <text:list-header>
                          <text:p text:style-name="P41">id = i; </text:p>
                        </text:list-header>
                      </text:list>
                    </text:list-header>
                  </text:list>
                  <text:p text:style-name="P41"><text:tab/>} </text:p>
                </text:list-item>
              </text:list>
            </text:list-item>
          </text:list>
        </text:list-item>
      </text:list>
      <text:p text:style-name="P3"><text:span text:style-name="T5"><text:tab/><text:tab/>} </text:span><text:span text:style-name="T20"><text:line-break/></text:span></text:p>
      <text:list xml:id="list1358840190" text:continue-numbering="true" text:style-name="L7">
        <text:list-item>
          <text:list>
            <text:list-item>
              <text:list>
                <text:list-item>
                  <text:list>
                    <text:list-item>
                      <text:p text:style-name="P60"><text:span text:style-name="T12">setelah deklarasi method. Kalau method sudah diimplementasikan maka <text:tab/>setelah deklarasi method harus ada pasangan kurung kurawal buka tutup <text:tab/>({}) yang menandai blok kode yang akan dieksekusi kalau method tersebut <text:tab/>dipanggil. <text:line-break/><text:line-break/><text:tab/></text:span><text:span text:style-name="T5">public interface </text:span><text:span text:style-name="T4">Latihan</text:span><text:span text:style-name="T5">Dao{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><text:tab/><text:tab/>void save(<text:span text:style-name="T22">Latihan l</text:span>); </text:p>
      <text:p text:style-name="P34"><text:tab/><text:tab/>void delete(<text:span text:style-name="T22">Latihan l</text:span>); </text:p>
      <text:p text:style-name="P34"><text:tab/><text:tab/><text:span text:style-name="T22">Latihan</text:span> getById(Long id); </text:p>
      <text:p text:style-name="P35"><text:span text:style-name="T5"><text:tab/>} </text:span><text:span text:style-name="T12"><text:line-break/><text:tab/></text:span></text:p>
      <text:p text:style-name="P11"><text:tab/>3. Class mengimplementasikan interface dengan menggunakan keyword <text:tab/><text:tab/><text:tab/>implements. Semua method dalam interface bersifat public sehingga <text:tab/><text:tab/><text:tab/><text:tab/>walaupun dalam deklarasi interface tidak ada public tetapi di class yang <text:tab/><text:tab/><text:tab/>mengimplementasikan interface harus meletakkan access identifers </text:p>
      <text:p text:style-name="P21"><text:soft-page-break/><text:span text:style-name="T12"><text:tab/><text:tab/>public pada deklarasi methodnya. <text:line-break/><text:line-break/><text:tab/></text:span><text:span text:style-name="T5"><text:tab/>public class </text:span><text:span text:style-name="T4">Latihan</text:span><text:span text:style-name="T5">DaoImpl implements </text:span><text:span text:style-name="T4">Latihan</text:span><text:span text:style-name="T5">Dao{ </text:span></text:p>
      <text:p text:style-name="P20"><text:tab/><text:tab/><text:tab/>public void save(<text:span text:style-name="T22">Latihan l</text:span>){ </text:p>
      <text:p text:style-name="P20"><text:tab/><text:tab/><text:tab/><text:tab/>System.out.println("menyimpan <text:span text:style-name="T22">latihan</text:span>"); </text:p>
      <text:p text:style-name="P20"><text:tab/><text:tab/><text:tab/>} </text:p>
      <text:p text:style-name="P20"><text:tab/><text:tab/><text:tab/>public void delete(<text:span text:style-name="T22">Latihan l</text:span>){ </text:p>
      <text:p text:style-name="P20"><text:tab/><text:tab/><text:tab/><text:tab/>System.out.println("menghapus <text:span text:style-name="T22">latihan</text:span>"); </text:p>
      <text:p text:style-name="P20"><text:tab/><text:tab/><text:tab/>} </text:p>
      <text:p text:style-name="P20"><text:tab/><text:tab/><text:tab/>public <text:span text:style-name="T22">Latihan</text:span> getById(Long id){ </text:p>
      <text:p text:style-name="P20"><text:tab/><text:tab/><text:tab/><text:tab/><text:span text:style-name="T22">Latihan l</text:span> = new <text:span text:style-name="T22">Latihan</text:span>(); </text:p>
      <text:p text:style-name="P20"><text:tab/><text:tab/><text:tab/><text:tab/>l.setId(id); </text:p>
      <text:p text:style-name="P20"><text:tab/><text:tab/><text:tab/><text:tab/>l.setNama("abc"); </text:p>
      <text:p text:style-name="P20"><text:tab/><text:tab/><text:tab/><text:tab/>return l; </text:p>
      <text:p text:style-name="P20"><text:tab/><text:tab/><text:tab/>} </text:p>
      <text:p text:style-name="P21"><text:span text:style-name="T5"><text:tab/><text:tab/>} </text:span><text:span text:style-name="T12"><text:line-break/></text:span></text:p>
      <text:p text:style-name="P10">Class vs Object<text:line-break/></text:p>
      <text:list xml:id="list796852344" text:style-name="L8">
        <text:list-item>
          <text:p text:style-name="P68">Buatlah file Latihan.java</text:p>
        </text:list-item>
        <text:list-item>
          <text:p text:style-name="P67"><text:span text:style-name="T11">Edit File Latihan dengan sintaks seperti ini :<text:line-break/><text:line-break/> <text:tab/></text:span><text:span text:style-name="T4">Latihan</text:span><text:span text:style-name="T4"> tono = new Latihan();</text:span><text:span text:style-name="T11"> <text:line-break/></text:span></text:p>
        </text:list-item>
        <text:list-item>
          <text:p text:style-name="P67"><text:span text:style-name="T11">Dua kata paling kiri adalah proses deklarasi sebuah object dengan tipe <text:tab/>Latihan, kemudian di sebelah kanan tanda sama dengan (=) terjadi <text:tab/>proses instansiasi object dari class Latihan</text:span><text:span text:style-name="T4"> </text:span><text:span text:style-name="T11">menggunakan keyword new. <text:tab/>Setiap kali kita bertemu keyword new artinya hanya satu, yaitu instansiasi <text:tab/>object dari sebuah class. Keyword new secara detail dalam level yang paling <text:tab/>bawah, menyebabkan JVM akan membuat object di dalam memory. </text:span></text:p>
        </text:list-item>
      </text:list>
      <text:p text:style-name="P31"/>
      <text:p text:style-name="P10">Method</text:p>
      <text:p text:style-name="P10"/>
      <text:list xml:id="list1836345840" text:style-name="L9">
        <text:list-header>
          <text:p text:style-name="P69"><text:span text:style-name="T10">- <text:tab/></text:span><text:span text:style-name="T2">public void iniMethod(){<text:line-break/></text:span></text:p>
          <text:p text:style-name="P71"><text:s/><text:tab/>}</text:p>
          <text:p text:style-name="P72"/>
          <text:p text:style-name="P69"><text:span text:style-name="T10">-<text:tab/></text:span><text:span text:style-name="T2">public String getNama(){</text:span></text:p>
        </text:list-header>
      </text:list>
      <text:p text:style-name="P32"><text:tab/><text:tab/>return “dani”;</text:p>
      <text:p text:style-name="P32"><text:tab/>}</text:p>
      <text:p text:style-name="P33"/>
      <text:list xml:id="list826671922" text:style-name="L10">
        <text:list-header>
          <text:p text:style-name="P70"><text:span text:style-name="T10">-<text:tab/></text:span><text:span text:style-name="T2">private void methodParam(String nama){<text:line-break/></text:span></text:p>
        </text:list-header>
      </text:list>
      <text:p text:style-name="P16"><text:span text:style-name="T2"><text:tab/><text:tab/> }</text:span><text:span text:style-name="T10"><text:line-break/><text:line-break/><text:tab/>-<text:tab/></text:span><text:span text:style-name="T2">private int tambah(int a, int b){<text:line-break/><text:tab/><text:tab/><text:tab/>return a+b;<text:line-break/><text:tab/><text:tab/>}<text:line-break/><text:line-break/></text:span><text:soft-page-break/><text:span text:style-name="T2"><text:line-break/></text:span><text:span text:style-name="T9">Constructor</text:span><text:span text:style-name="T10"><text:line-break/><text:line-break/><text:tab/>- </text:span><text:span text:style-name="T2">public class Latihan{<text:line-break/><text:tab/><text:tab/><text:tab/>public Latihan(){<text:line-break/><text:tab/><text:tab/><text:tab/>}</text:span></text:p>
      <text:p text:style-name="P19"><text:tab/><text:tab/><text:tab/>public Latihan(String nama){<text:line-break/><text:tab/><text:tab/><text:tab/>}<text:line-break/><text:tab/><text:tab/><text:tab/>public Latihan(String nama,int 1){</text:p>
      <text:p text:style-name="P13"><text:span text:style-name="T2"><text:tab/><text:tab/><text:tab/>}<text:line-break/><text:tab/><text:tab/>}</text:span><text:span text:style-name="T15"><text:line-break/><text:line-break/><text:tab/>1. Cara pemanggilannya :<text:line-break/><text:line-break/><text:tab/><text:tab/><text:tab/>a. Constructor Pertama<text:line-break/><text:line-break/><text:tab/><text:tab/><text:tab/></text:span><text:span text:style-name="T2"><text:tab/>- Latihan l = new Latihan();</text:span><text:span text:style-name="T15"><text:line-break/><text:line-break/><text:tab/><text:tab/><text:tab/>b. Contructor Kedua<text:line-break/></text:span><text:span text:style-name="T2"><text:line-break/><text:tab/><text:tab/><text:tab/><text:tab/>- Latihan andi = new Latihan(“andi”);</text:span><text:span text:style-name="T15"><text:line-break/><text:line-break/><text:tab/><text:tab/><text:tab/>c. Constructor Ketiga<text:line-break/><text:line-break/><text:tab/><text:tab/><text:tab/></text:span><text:span text:style-name="T2"><text:tab/>- Latihan indra = new Latihan(“indra”,1);<text:line-break/></text:span><text:span text:style-name="T17"><text:line-break/>Property<text:line-break/><text:line-break/><text:tab/></text:span><text:span text:style-name="T15">- </text:span><text:span text:style-name="T17"><text:tab/></text:span><text:span text:style-name="T3">public class Latihan</text:span><text:span text:style-name="T3">{ </text:span></text:p>
      <text:list xml:id="list934884525" text:continue-list="list1460880214" text:style-name="L6">
        <text:list-item>
          <text:list>
            <text:list-item>
              <text:list>
                <text:list-item>
                  <text:list>
                    <text:list-header>
                      <text:p text:style-name="P43"><text:span text:style-name="T20">private Long id; <text:tab/><text:tab/><text:tab/></text:span><text:span text:style-name="T11">→ (Property)</text:span></text:p>
                      <text:p text:style-name="P45"><text:span text:style-name="T5">private String nama; <text:tab/><text:tab/></text:span><text:span text:style-name="T11">→ (Property)</text:span></text:p>
                      <text:p text:style-name="P42">public String getNama(){ </text:p>
                      <text:list>
                        <text:list-header>
                          <text:p text:style-name="P42">return nama; </text:p>
                        </text:list-header>
                      </text:list>
                      <text:p text:style-name="P42">} </text:p>
                      <text:p text:style-name="P42">public void setNama(String nm){ </text:p>
                      <text:list text:continue-numbering="true">
                        <text:list-header>
                          <text:p text:style-name="P42">nama = nm; </text:p>
                        </text:list-header>
                      </text:list>
                      <text:p text:style-name="P42">} </text:p>
                      <text:p text:style-name="P42">public Long getId(){ </text:p>
                      <text:list text:continue-numbering="true">
                        <text:list-header>
                          <text:p text:style-name="P42">return id; </text:p>
                        </text:list-header>
                      </text:list>
                      <text:p text:style-name="P42">} </text:p>
                      <text:p text:style-name="P42">public void setId(Long i){ </text:p>
                      <text:list text:continue-numbering="true">
                        <text:list-header>
                          <text:p text:style-name="P42">id = i; </text:p>
                        </text:list-header>
                      </text:list>
                    </text:list-header>
                  </text:list>
                  <text:p text:style-name="P42"><text:tab/>} </text:p>
                </text:list-item>
              </text:list>
            </text:list-item>
          </text:list>
        </text:list-item>
      </text:list>
      <text:p text:style-name="P13"><text:span text:style-name="T3"><text:tab/><text:tab/>} <text:line-break/><text:line-break/><text:line-break/><text:line-break/><text:line-break/><text:line-break/></text:span><text:soft-page-break/><text:span text:style-name="T3"><text:line-break/></text:span><text:span text:style-name="T17">Konstanta</text:span><text:span text:style-name="T3"><text:line-break/><text:line-break/><text:tab/>- public class Constants{ </text:span></text:p>
      <text:p text:style-name="P20"><text:tab/><text:tab/><text:tab/>public static final Integer MAX_USER = 10; </text:p>
      <text:p text:style-name="P20"><text:tab/><text:tab/><text:tab/>public static final String APPLICATION_NAME = "POS"; </text:p>
      <text:p text:style-name="P20"><text:tab/><text:tab/><text:tab/>public static final String LAKI_LAKI = "L"; </text:p>
      <text:p text:style-name="P20"><text:tab/><text:tab/><text:tab/>public static final String PEREMPUAN = "P"; </text:p>
      <text:p text:style-name="P13"><text:span text:style-name="T3"><text:tab/><text:tab/>} <text:line-break/><text:line-break/></text:span><text:span text:style-name="T16"><text:tab/>1. Konstanta dalam java mempunyai aturan penamaan yang diterangkan <text:tab/><text:tab/><text:tab/>dalam Java Code Convention. Nama konstanta semuanya huruf besar dan <text:tab/><text:tab/><text:tab/>dipisahkan dengan underscore (_) kalau terdiri dari dua kata atau lebih. </text:span></text:p>
      <text:p text:style-name="P20"><text:line-break/><text:line-break/><text:span text:style-name="T13">Praktikum Classpath.</text:span></text:p>
      <text:list xml:id="list1128695196" text:style-name="WW8Num28">
        <text:list-header>
          <text:p text:style-name="P46"/>
        </text:list-header>
        <text:list-item>
          <text:p text:style-name="P63">Buatlah folder.<text:line-break/>Misalnya : C:\praktikum\java\basic\classpath\</text:p>
        </text:list-item>
        <text:list-item>
          <text:p text:style-name="P64">Didalam folder classpath, buatlah file class.<text:line-break/>Misalnya : <text:span text:style-name="T14">Latihan</text:span>.java</text:p>
        </text:list-item>
        <text:list-item>
          <text:p text:style-name="P64">Edit file class yang sudah dibuat dengan sintaks seperti berikut :<text:line-break/><text:line-break/> <text:span text:style-name="T1">package praktikum.java.basic.classpath;</text:span></text:p>
          <text:p text:style-name="P65"/>
          <text:p text:style-name="P65"><text:s/>public class <text:span text:style-name="T24">Latihan</text:span>{</text:p>
          <text:p text:style-name="P65"><text:tab/>private String nama;</text:p>
          <text:p text:style-name="P65"><text:tab/>public String getNama(){</text:p>
          <text:p text:style-name="P65"><text:tab/><text:tab/>return nama;</text:p>
          <text:p text:style-name="P65"><text:tab/>}</text:p>
          <text:p text:style-name="P65"><text:tab/>public void setNama(String nama){</text:p>
          <text:p text:style-name="P65"><text:tab/><text:tab/>this.nama = nama;</text:p>
          <text:p text:style-name="P65"><text:tab/>}</text:p>
          <text:p text:style-name="P65">}</text:p>
        </text:list-item>
        <text:list-item>
          <text:p text:style-name="P64">Compile class yang sudah di buat. Lakukan perintah seperti berikut :<text:line-break/><text:line-break/><text:tab/><text:span text:style-name="T1">$ javac </text:span><text:span text:style-name="T6">Latihan</text:span><text:span text:style-name="T1">.java</text:span><text:line-break/></text:p>
        </text:list-item>
        <text:list-item>
          <text:p text:style-name="P64">Masuk kedalam directory C:\</text:p>
        </text:list-item>
        <text:list-item>
          <text:p text:style-name="P64">Buatlah file praktikum.jar didalam directory <text:a xlink:type="simple" xlink:href="../../../../C:/">C:\</text:a>. Lakukan perintah seperti berikut :<text:line-break/><text:line-break/><text:tab/><text:span text:style-name="T1">$ jar cvf praktikum.jar praktikum\</text:span><text:line-break/></text:p>
        </text:list-item>
        <text:list-item>
          <text:p text:style-name="P64">Letakkan file .jar ke dalam directory C:\praktikum\</text:p>
        </text:list-item>
        <text:list-item>
          <text:p text:style-name="P64">Buatlah file class Main.java didalam folder praktikum</text:p>
        </text:list-item>
      </text:list>
      <text:p text:style-name="P8"/>
      <text:p text:style-name="P8"/>
      <text:p text:style-name="P8"/>
      <text:p text:style-name="P8"><text:soft-page-break/></text:p>
      <text:p text:style-name="P8"/>
      <text:list xml:id="list685983136" text:continue-numbering="true" text:style-name="WW8Num28">
        <text:list-item>
          <text:p text:style-name="P64">Edit file class Main.java dengan sintaks seperti berikut :<text:line-break/><text:line-break/><text:span text:style-name="T1">import praktikum.java.basic.classpath.</text:span><text:span text:style-name="T6">Latihan</text:span><text:span text:style-name="T1">; </text:span></text:p>
          <text:p text:style-name="P65">public class Main{ </text:p>
          <text:p text:style-name="P65"><text:tab/>public static void main(String[] args){ </text:p>
          <text:p text:style-name="P65"><text:tab/><text:tab/>Latihan l = new <text:span text:style-name="T24">Latihan</text:span>(); </text:p>
          <text:p text:style-name="P65"><text:tab/><text:tab/>l.setNama("ini nama <text:span text:style-name="T24">latihan</text:span>"); </text:p>
          <text:p text:style-name="P65"><text:tab/><text:tab/>System.out.println(l.getNama()); </text:p>
          <text:p text:style-name="P65"><text:tab/>} </text:p>
          <text:p text:style-name="P65">}<text:line-break/></text:p>
        </text:list-item>
        <text:list-item>
          <text:p text:style-name="P62"><text:s/>Compile file class Main.java. Lakukan perintah seperti berikut :<text:line-break/><text:line-break/><text:tab/><text:span text:style-name="T1">$ javac -cp praktikum\praktikum.jar;. Main.java <text:line-break/></text:span></text:p>
        </text:list-item>
        <text:list-item>
          <text:p text:style-name="P62"><text:s/>Running file class <text:span text:style-name="T24">Latihan</text:span>.java. Lakukan perintah seperti berikut :<text:line-break/><text:line-break/> <text:tab/><text:span text:style-name="T1">$ java -cp praktikum\praktikum.jar;. Main</text:span></text:p>
        </text:list-item>
      </text:list>
      <text:p text:style-name="P17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WW-Body_20_Text_20_Indent_20_3" style:display-name="WW-Body Text Indent 3" style:family="paragraph" style:parent-style-name="Standard">
      <style:paragraph-properties fo:margin-left="0.5in" fo:margin-right="0in" fo:text-indent="-0.5in" style:auto-text-indent="false">
        <style:tab-stops>
          <style:tab-stop style:position="0.5in"/>
        </style:tab-stops>
      </style:paragraph-properties>
      <style:text-properties style:font-name="Century Gothic" fo:language="en" fo:country="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15z0" style:family="text">
      <style:text-properties style:font-name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8z0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8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48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48in" text:min-label-width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">
      <text:list-level-style-bullet text:level="1" text:style-name="WW8Num15z0" style:num-suffix="." text:bullet-char="o">
        <style:list-level-properties text:space-before="0.25in" text:min-label-width="0.25in"/>
        <style:text-properties style:font-name="Courier New1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8Num1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5z0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5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5z0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">
      <text:list-level-style-bullet text:level="1" text:style-name="WW8Num8z0" style:num-suffix="." text:bullet-char="o">
        <style:list-level-properties text:space-before="0.25in" text:min-label-width="0.25in"/>
        <style:text-properties style:font-name="Courier New1"/>
      </text:list-level-style-bullet>
      <text:list-level-style-bullet text:level="2" text:style-name="WW8Num8z0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8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8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8z0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8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8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8z0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8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09-19T14:50:43</meta:creation-date>
    <dc:date>2011-09-23T10:55:26</dc:date>
    <dc:creator>izwan </dc:creator>
    <meta:editing-duration>PT06H46M27S</meta:editing-duration>
    <meta:editing-cycles>99</meta:editing-cycles>
    <meta:generator>OpenOffice.org/3.2$Linux OpenOffice.org_project/320m12$Build-9483</meta:generator>
    <meta:document-statistic meta:table-count="0" meta:image-count="0" meta:object-count="0" meta:page-count="7" meta:paragraph-count="154" meta:word-count="1001" meta:character-count="7251"/>
  </office:meta>
</office:document-meta>
</file>